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draw:stroke-dash="Fine_20_Dashed" svg:stroke-width="0.051cm" svg:stroke-color="#33cc66" draw:marker-start-width="0.279cm" draw:marker-end-width="0.279cm" draw:fill-color="#33cc66" draw:opacity="30%" draw:textarea-horizontal-align="justify" draw:textarea-vertical-align="middle" draw:auto-grow-height="false" fo:padding-top="0.075cm" fo:padding-bottom="0.075cm" fo:padding-left="0.2cm" fo:padding-right="0.2cm" draw:shadow-opacity="30%"/>
    </style:style>
    <style:style style:name="gr2" style:family="graphic" style:parent-style-name="standard">
      <style:graphic-properties draw:stroke="none" svg:stroke-width="0.102cm" svg:stroke-color="#33cc66" draw:marker-start-width="0.356cm" draw:marker-end-width="0.356cm" svg:stroke-opacity="15%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3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33cc66" draw:marker-end="Arrow" draw:marker-end-width="0.3cm" draw:fill="none" draw:textarea-vertical-align="middle"/>
    </style:style>
    <style:style style:name="gr5" style:family="graphic" style:parent-style-name="standard">
      <style:graphic-properties svg:stroke-width="0.152cm" svg:stroke-color="#000000" draw:marker-start-width="0.432cm" draw:marker-end-width="0.432cm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6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152cm" svg:stroke-color="#000000" draw:marker-start-width="0.432cm" draw:marker-end-width="0.432cm" draw:textarea-horizontal-align="justify" draw:textarea-vertical-align="middle" draw:auto-grow-height="false" fo:padding-top="0.201cm" fo:padding-bottom="0.201cm" fo:padding-left="0.326cm" fo:padding-right="0.326cm"/>
    </style:style>
    <style:style style:name="gr9" style:family="graphic" style:parent-style-name="standard">
      <style:graphic-properties draw:stroke="none" draw:fill-color="#ffff99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1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width="0.102cm" svg:stroke-color="#000000" draw:marker-start-width="0.356cm" draw:marker-end-width="0.356cm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color="#b3b300" draw:marker-end="Arrow" draw:marker-end-width="0.3cm" draw:fill="none" draw:textarea-vertical-align="middl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draw:fill-color="#ffff99" draw:textarea-horizontal-align="justify" draw:textarea-vertical-align="middle" draw:auto-grow-height="false" draw:shadow="visible" draw:shadow-offset-x="0.102cm" draw:shadow-offset-y="0.102cm" draw:shadow-color="#e6e6e6"/>
    </style:style>
    <style:style style:name="gr18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c0c0c0" draw:fill-color="#ffffff" draw:textarea-horizontal-align="justify" draw:textarea-vertical-align="middle" draw:auto-grow-height="false" fo:wrap-option="wrap"/>
    </style:style>
    <style:style style:name="gr20" style:family="graphic" style:parent-style-name="standard">
      <style:graphic-properties draw:stroke="none" draw:fill-color="#004586" draw:textarea-horizontal-align="justify" draw:textarea-vertical-align="middle" draw:auto-grow-height="false" draw:shadow="hidden" draw:shadow-offset-x="0.102cm" draw:shadow-offset-y="0.102cm" draw:shadow-color="#e6e6e6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cc66" fo:font-weight="bold" style:font-weight-asian="bold" style:font-weight-complex="bold"/>
    </style:style>
    <style:style style:name="P3" style:family="paragraph">
      <style:paragraph-properties fo:text-align="center"/>
      <style:text-properties fo:color="#808000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33cc66" fo:font-size="16pt" fo:font-weight="normal" style:font-size-asian="16pt" style:font-weight-asian="normal" style:font-size-complex="16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8pt" fo:font-weight="bold" style:font-weight-asian="bold" style:font-weight-complex="bold"/>
    </style:style>
    <style:style style:name="P8" style:family="paragraph">
      <style:text-properties fo:color="#000000" fo:font-size="18pt" fo:font-weight="bold" style:font-weight-asian="bold" style:font-weight-complex="bold"/>
    </style:style>
    <style:style style:name="P9" style:family="paragraph">
      <style:text-properties fo:color="#280099" fo:font-size="18pt" fo:font-weight="bold" style:font-weight-asian="bold" style:font-weight-complex="bold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font-family="'Ubuntu Mono'" style:font-pitch="fixed" fo:font-size="10pt" style:font-size-asian="10pt" style:font-size-complex="10pt"/>
    </style:style>
    <style:style style:name="P12" style:family="paragraph">
      <style:paragraph-properties fo:text-align="center"/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13" style:family="paragraph">
      <style:paragraph-properties fo:text-align="start"/>
      <style:text-properties fo:font-family="'DejaVu Sans Condensed'" style:font-family-generic="swiss" style:font-pitch="variable" fo:font-size="10pt" style:font-size-asian="10pt" style:font-size-complex="10pt"/>
    </style:style>
    <style:style style:name="P14" style:family="paragraph">
      <style:paragraph-properties fo:text-align="center"/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33cc66" fo:font-weight="bold" style:font-weight-asian="bold" style:font-weight-complex="bold"/>
    </style:style>
    <style:style style:name="T2" style:family="text">
      <style:text-properties fo:color="#808000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33cc66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6666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66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6666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00" fo:font-size="18pt" fo:font-weight="bold" style:font-weight-asian="bold" style:font-weight-complex="bold"/>
    </style:style>
    <style:style style:name="T13" style:family="text">
      <style:text-properties fo:font-family="'Ubuntu Mono'" style:font-pitch="fixed" fo:font-size="10pt" style:font-size-asian="10pt" style:font-size-complex="10pt"/>
    </style:style>
    <style:style style:name="T14" style:family="text"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family="'DejaVu Sans Condensed'" style:font-family-generic="swiss" style:font-pitch="variable" fo:font-size="10pt" style:font-size-asian="10pt" style:font-size-complex="10pt"/>
    </style:style>
    <style:style style:name="T16" style:family="text">
      <style:text-properties fo:font-family="'DejaVu Sans Condensed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family="'DejaVu Sans Condensed'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18" style:family="text"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family="'Ubuntu Mono'" style:font-pitch="fixed" fo:font-size="10pt" style:font-size-asian="10pt" style:font-size-complex="10pt"/>
    </style:style>
    <style:style style:name="T20" style:family="text">
      <style:text-properties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font-family="'DejaVu Sans Condensed'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family="'DejaVu Sans Condensed'" style:font-family-generic="swiss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2" draw:id="id2" draw:layer="layout" svg:width="13.716cm" svg:height="5.08cm" svg:x="6.604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1.684cm" svg:height="1.524cm" svg:x="7.62cm" svg:y="12.7cm">
          <text:p text:style-name="P1"><text:span text:style-name="T1">Marionet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4.572cm" svg:height="1.546cm" svg:x="13.462cm" svg:y="10.138cm">
          <text:p text:style-name="P1"><text:span text:style-name="T1">Gaiate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588cm" svg:height="3.048cm" svg:x="10.668cm" svg:y="17.018cm">
          <text:p text:style-name="P1"><text:span text:style-name="T2">Device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26" draw:id="id26" draw:layer="layout" svg:width="0cm" svg:height="1.015cm" svg:x="15.748cm" svg:y="11.684cm" svg:viewBox="0 0 0 1016" draw:points="0,0 0,1016">
          <text:p/>
        </draw:polyline>
        <draw:custom-shape draw:style-name="gr5" draw:text-style-name="P4" xml:id="id1" draw:id="id1" draw:layer="layout" svg:width="8.636cm" svg:height="5.08cm" svg:x="9.144cm" svg:y="1.524cm">
          <text:p text:style-name="P1"><text:span text:style-name="T3">Automated 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xml:id="id27" draw:id="id27" draw:layer="layout" svg:width="5.548cm" svg:height="0.878cm" svg:x="6.784cm" svg:y="9.96cm">
          <draw:text-box>
            <text:p><text:span text:style-name="T4">(Created by Mozilla)</text:span></text:p>
          </draw:text-box>
        </draw:frame>
        <draw:connector draw:style-name="gr7" draw:text-style-name="P1" xml:id="id28" draw:id="id28" draw:layer="layout" draw:type="line" svg:x1="13.462cm" svg:y1="6.604cm" svg:x2="13.462cm" svg:y2="9.652cm" draw:start-shape="id1" draw:start-glue-point="2" draw:end-shape="id2" draw:end-glue-point="0" svg:d="m13462 6604v3048" svg:viewBox="0 0 1 3049">
          <text:p/>
        </draw:connector>
        <draw:connector draw:style-name="gr7" draw:text-style-name="P1" xml:id="id29" draw:id="id29" draw:layer="layout" draw:type="line" svg:x1="13.462cm" svg:y1="14.732cm" svg:x2="13.462cm" svg:y2="17.018cm" draw:start-shape="id2" draw:start-glue-point="2" draw:end-shape="id3" svg:d="m13462 14732v2286" svg:viewBox="0 0 1 228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1s" smil:targetElement="id2" smil:type="fade" smil:subtype="crossfade" smil:mode="out"/>
                  <anim:animate smil:dur="1s" smil:targetElement="id2" smil:attributeName="x" smil:values="x;x" smil:keyTimes="0;1"/>
                  <anim:animate smil:dur="1s" smil:targetElement="id2" smil:attributeName="y" smil:values="y;y+.1" smil:keyTimes="0;1"/>
                  <anim:set smil:begin="0.999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4" smil:type="fade" smil:subtype="crossfade" smil:mode="out"/>
                  <anim:animate smil:dur="1s" smil:targetElement="id24" smil:attributeName="x" smil:values="x;x" smil:keyTimes="0;1"/>
                  <anim:animate smil:dur="1s" smil:targetElement="id24" smil:attributeName="y" smil:values="y;y+.1" smil:keyTimes="0;1"/>
                  <anim:set smil:begin="0.999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5" smil:type="fade" smil:subtype="crossfade" smil:mode="out"/>
                  <anim:animate smil:dur="1s" smil:targetElement="id25" smil:attributeName="x" smil:values="x;x" smil:keyTimes="0;1"/>
                  <anim:animate smil:dur="1s" smil:targetElement="id25" smil:attributeName="y" smil:values="y;y+.1" smil:keyTimes="0;1"/>
                  <anim:set smil:begin="0.9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3" smil:type="fade" smil:subtype="crossfade" smil:mode="out"/>
                  <anim:animate smil:dur="1s" smil:targetElement="id3" smil:attributeName="x" smil:values="x;x" smil:keyTimes="0;1"/>
                  <anim:animate smil:dur="1s" smil:targetElement="id3" smil:attributeName="y" smil:values="y;y+.1" smil:keyTimes="0;1"/>
                  <anim:set smil:begin="0.999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6" smil:type="fade" smil:subtype="crossfade" smil:mode="out"/>
                  <anim:animate smil:dur="1s" smil:targetElement="id26" smil:attributeName="x" smil:values="x;x" smil:keyTimes="0;1"/>
                  <anim:animate smil:dur="1s" smil:targetElement="id26" smil:attributeName="y" smil:values="y;y+.1" smil:keyTimes="0;1"/>
                  <anim:set smil:begin="0.9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7" smil:type="fade" smil:subtype="crossfade" smil:mode="out"/>
                  <anim:animate smil:dur="1s" smil:targetElement="id27" smil:attributeName="x" smil:values="x;x" smil:keyTimes="0;1"/>
                  <anim:animate smil:dur="1s" smil:targetElement="id27" smil:attributeName="y" smil:values="y;y+.1" smil:keyTimes="0;1"/>
                  <anim:set smil:begin="0.999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8" smil:type="fade" smil:subtype="crossfade" smil:mode="out"/>
                  <anim:animate smil:dur="1s" smil:targetElement="id28" smil:attributeName="x" smil:values="x;x" smil:keyTimes="0;1"/>
                  <anim:animate smil:dur="1s" smil:targetElement="id28" smil:attributeName="y" smil:values="y;y+.1" smil:keyTimes="0;1"/>
                  <anim:set smil:begin="0.999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1s" smil:targetElement="id29" smil:type="fade" smil:subtype="crossfade" smil:mode="out"/>
                  <anim:animate smil:dur="1s" smil:targetElement="id29" smil:attributeName="x" smil:values="x;x" smil:keyTimes="0;1"/>
                  <anim:animate smil:dur="1s" smil:targetElement="id29" smil:attributeName="y" smil:values="y;y+.1" smil:keyTimes="0;1"/>
                  <anim:set smil:begin="0.999s" smil:dur="0.001s" smil:fill="hold" smil:targetElement="id29" smil:attributeName="visibility" smil:to="hidden"/>
                </anim:par>
              </anim:par>
            </anim:par>
          </anim:seq>
        </anim:par>
        <presentation:notes draw:style-name="dp2"/>
      </draw:page>
      <draw:page draw:name="page2" draw:style-name="dp3" draw:master-page-name="Default" xml:id="id30" draw:id="id30">
        <office:forms form:automatic-focus="false" form:apply-design-mode="false"/>
        <draw:custom-shape draw:style-name="gr8" draw:text-style-name="P1" draw:layer="layout" svg:width="26.924cm" svg:height="19.812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xml:id="id9" draw:id="id9" draw:layer="layout" svg:width="6.493cm" svg:height="4.715cm" svg:x="7.477cm" svg:y="1.635cm">
          <text:p text:style-name="P1"><text:span text:style-name="T5">./run_tests </text:span><text:span text:style-name="T6">[test numbers]</text:span></text:p>
          <text:p text:style-name="P1"><text:span text:style-name="T7"/></text:p>
          <text:p text:style-name="P6"><text:span text:style-name="T8">Unix shell scrips which control the execution of the tests for either the number(s) specified, or 'all' if no tests are specified.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0" draw:id="id10" draw:layer="layout" svg:width="9.779cm" svg:height="3.937cm" svg:x="10.017cm" svg:y="7.223cm">
          <text:p text:style-name="P1"><text:span text:style-name="T5">Test_</text:span><text:span text:style-name="T6">[number]</text:span><text:span text:style-name="T5">.py</text:span></text:p>
          <text:p text:style-name="P1"><text:span text:style-name="T9"/></text:p>
          <text:p text:style-name="P6"><text:span text:style-name="T8">The Python code which performs the test actions.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1" draw:id="id11" draw:layer="layout" svg:width="10.811cm" svg:height="3.683cm" svg:x="10.017cm" svg:y="12.049cm">
          <text:p text:style-name="P1"><text:span text:style-name="T5">app_</text:span><text:span text:style-name="T6">[something]</text:span><text:span text:style-name="T10">.py</text:span></text:p>
          <text:p text:style-name="P1"><text:span text:style-name="T7"/></text:p>
          <text:p text:style-name="P6"><text:span text:style-name="T8">Handy functions for each particular app. These can be used by many different tests and make the “tests/*.py” scripts a lot simpler and quicker to write.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2" draw:id="id12" draw:layer="layout" svg:width="10.811cm" svg:height="2.889cm" svg:x="10.017cm" svg:y="16.78cm">
          <text:p text:style-name="P1"><text:span text:style-name="T5">tools.py</text:span></text:p>
          <text:p text:style-name="P1"><text:span text:style-name="T11"/></text:p>
          <text:p text:style-name="P6"><text:span text:style-name="T8">'General' functions to help with tests.</text:span></text:p>
          <draw:enhanced-geometry svg:viewBox="0 0 21600 21600" draw:type="rectangle" draw:enhanced-path="M 0 0 L 21600 0 21600 21600 0 21600 0 0 Z N"/>
        </draw:custom-shape>
        <draw:frame draw:style-name="gr10" draw:text-style-name="P8" xml:id="id5" draw:id="id5" draw:layer="layout" svg:width="2.845cm" svg:height="0.962cm" svg:x="7.172cm" svg:y="7.023cm">
          <draw:text-box>
            <text:p><text:span text:style-name="T12">tests/</text:span></text:p>
          </draw:text-box>
        </draw:frame>
        <draw:frame draw:style-name="gr11" draw:text-style-name="P8" xml:id="id6" draw:id="id6" draw:layer="layout" svg:width="2.972cm" svg:height="0.962cm" svg:x="7.299cm" svg:y="11.722cm">
          <draw:text-box>
            <text:p><text:span text:style-name="T12">apps/</text:span></text:p>
          </draw:text-box>
        </draw:frame>
        <draw:frame draw:style-name="gr12" draw:text-style-name="P8" xml:id="id8" draw:id="id8" draw:layer="layout" svg:width="3.046cm" svg:height="0.962cm" svg:x="7.479cm" svg:y="16.494cm">
          <draw:text-box>
            <text:p><text:span text:style-name="T12">tools/</text:span></text:p>
          </draw:text-box>
        </draw:frame>
        <draw:frame draw:style-name="gr13" draw:text-style-name="P9" xml:id="id4" draw:id="id4" draw:layer="layout" svg:width="5.789cm" svg:height="0.962cm" svg:x="1.635cm" svg:y="1.381cm">
          <draw:text-box>
            <text:p><text:span text:style-name="T12">owd_smoketests/</text:span></text:p>
          </draw:text-box>
        </draw:frame>
        <draw:connector draw:style-name="gr14" draw:text-style-name="P1" draw:layer="layout" svg:x1="4.529cm" svg:y1="2.343cm" svg:x2="7.172cm" svg:y2="7.504cm" draw:start-shape="id4" draw:start-glue-point="2" draw:end-shape="id5" draw:end-glue-point="3" svg:d="m4529 2343v5161h2643" svg:viewBox="0 0 2644 5162">
          <text:p/>
        </draw:connector>
        <draw:connector draw:style-name="gr14" draw:text-style-name="P1" xml:id="id7" draw:id="id7" draw:layer="layout" draw:line-skew="-1.11cm" svg:x1="4.479cm" svg:y1="2.293cm" svg:x2="7.299cm" svg:y2="12.203cm" draw:end-shape="id6" draw:end-glue-point="3" svg:d="m4479 2293h50v9910h2770" svg:viewBox="0 0 2821 9911">
          <text:p/>
        </draw:connector>
        <draw:connector draw:style-name="gr14" draw:text-style-name="P1" draw:layer="layout" draw:line-skew="0.551cm" svg:x1="4.479cm" svg:y1="2.293cm" svg:x2="7.479cm" svg:y2="16.975cm" draw:start-shape="id7" draw:start-glue-point="2" draw:end-shape="id8" draw:end-glue-point="3" svg:d="m4479 2293v0 14682h3000" svg:viewBox="0 0 3001 14683">
          <text:p/>
        </draw:connector>
        <draw:connector draw:style-name="gr15" draw:text-style-name="P1" draw:layer="layout" draw:type="curve" svg:x1="13.97cm" svg:y1="3.992cm" svg:x2="14.906cm" svg:y2="7.223cm" draw:start-shape="id9" draw:start-glue-point="1" draw:end-shape="id10" draw:end-glue-point="0" svg:d="m13970 3992c624 0 936 1077 936 3231" svg:viewBox="0 0 937 3232">
          <text:p/>
        </draw:connector>
        <draw:connector draw:style-name="gr15" draw:text-style-name="P1" draw:layer="layout" draw:type="curve" svg:x1="19.796cm" svg:y1="9.191cm" svg:x2="20.828cm" svg:y2="13.89cm" draw:start-shape="id10" draw:start-glue-point="1" draw:end-shape="id11" svg:d="m19796 9191c2298 0 1782 4699 1032 4699" svg:viewBox="0 0 1668 4700">
          <text:p/>
        </draw:connector>
        <draw:connector draw:style-name="gr15" draw:text-style-name="P1" draw:layer="layout" draw:type="curve" draw:line-skew="2.04cm" svg:x1="19.796cm" svg:y1="9.191cm" svg:x2="20.828cm" svg:y2="18.224cm" draw:start-shape="id10" draw:start-glue-point="1" draw:end-shape="id12" draw:end-glue-point="1" svg:d="m19796 9191c5358 0 4842 9033 1032 9033" svg:viewBox="0 0 3958 9034">
          <text:p/>
        </draw:connector>
        <draw:connector draw:style-name="gr15" draw:text-style-name="P1" draw:layer="layout" draw:type="line" svg:x1="15.422cm" svg:y1="15.732cm" svg:x2="15.422cm" svg:y2="16.78cm" draw:start-shape="id11" draw:start-glue-point="2" draw:end-shape="id12" draw:end-glue-point="0" svg:d="m15422 15732v1048" svg:viewBox="0 0 1 1049">
          <text:p/>
        </draw:connector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6" draw:layer="layout" svg:width="13.557cm" svg:height="10.476cm" svg:x="4.016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xml:id="id31" draw:id="id31">
        <office:forms form:automatic-focus="false" form:apply-design-mode="false"/>
        <draw:custom-shape draw:style-name="gr8" draw:text-style-name="P1" draw:layer="layout" svg:width="26.924cm" svg:height="19.812cm" svg:x="0.432cm" svg:y="0.4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9.779cm" svg:height="3.937cm" svg:x="10.017cm" svg:y="7.224cm">
          <text:p text:style-name="P1"><text:span text:style-name="T5">Test_</text:span><text:span text:style-name="T6">[number]</text:span><text:span text:style-name="T5">.py</text:span></text:p>
          <text:p text:style-name="P1"><text:span text:style-name="T9"/></text:p>
          <text:p text:style-name="P6"><text:span text:style-name="T8">The Python code which performs the test actions.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845cm" svg:height="0.962cm" svg:x="7.172cm" svg:y="7.024cm">
          <draw:text-box>
            <text:p><text:span text:style-name="T12">tests/</text:span></text:p>
          </draw:text-box>
        </draw:frame>
        <draw:frame draw:style-name="gr13" draw:text-style-name="P9" xml:id="id13" draw:id="id13" draw:layer="layout" svg:width="5.789cm" svg:height="0.962cm" svg:x="1.636cm" svg:y="1.382cm">
          <draw:text-box>
            <text:p><text:span text:style-name="T12">owd_smoketests/</text:span></text:p>
          </draw:text-box>
        </draw:frame>
        <draw:connector draw:style-name="gr14" draw:text-style-name="P1" draw:layer="layout" draw:line-skew="2.33cm" svg:x1="4.53cm" svg:y1="2.344cm" svg:x2="7.173cm" svg:y2="7.505cm" draw:start-shape="id13" draw:start-glue-point="2" svg:d="m4530 2344v5161h2643v0" svg:viewBox="0 0 2644 5162">
          <text:p/>
        </draw:connector>
        <anim:par presentation:node-type="timing-root">
          <anim:par smil:begin="id3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6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xml:id="id32" draw:id="id32">
        <office:forms form:automatic-focus="false" form:apply-design-mode="false"/>
        <draw:custom-shape draw:style-name="gr17" draw:text-style-name="P11" draw:layer="layout" svg:width="11.606cm" svg:height="3.301cm" svg:x="1.27cm" svg:y="1.525cm">
          <text:p text:style-name="P6"><text:span text:style-name="T13">#</text:span></text:p>
          <text:p text:style-name="P6"><text:span text:style-name="T13"># Imports which are standard for all test cases.</text:span></text:p>
          <text:p text:style-name="P6"><text:span text:style-name="T13">#</text:span></text:p>
          <text:p text:style-name="P6"><text:span text:style-name="T13">import sys</text:span></text:p>
          <text:p text:style-name="P6"><text:span text:style-name="T13">sys.path.insert(1, "./")</text:span></text:p>
          <text:p text:style-name="P6"><text:span text:style-name="T13">from tools <text:s text:c="5"/>import TestUtils</text:span></text:p>
          <text:p text:style-name="P6"><text:span text:style-name="T13">from gaiatest <text:s text:c="2"/>import GaiaTestCase</text:span></text:p>
          <text:p text:style-name="P6"><text:span text:style-name="T13">import DOM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1.606cm" svg:height="1.778cm" svg:x="1.311cm" svg:y="5.08cm">
          <text:p text:style-name="P6"><text:span text:style-name="T13">#</text:span></text:p>
          <text:p text:style-name="P6"><text:span text:style-name="T13"># Imports particular to this test case.</text:span></text:p>
          <text:p text:style-name="P6"><text:span text:style-name="T13">#</text:span></text:p>
          <text:p text:style-name="P6"><text:span text:style-name="T13">from apps.app_contacts import *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1.606cm" svg:height="1.521cm" svg:x="1.27cm" svg:y="7.112cm">
          <text:p text:style-name="P6"><text:span text:style-name="T13">class test_99(GaiaTestCase):</text:span></text:p>
          <text:p text:style-name="P6"><text:span text:style-name="T13"><text:s text:c="4"/></text:span><text:span text:style-name="T13">_Description = "Create a contact."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1.606cm" svg:height="6.344cm" svg:x="1.27cm" svg:y="8.89cm">
          <text:p text:style-name="P6"><text:span text:style-name="T13"><text:s text:c="4"/></text:span><text:span text:style-name="T13">def setUp(self):</text:span></text:p>
          <text:p text:style-name="P6"><text:span text:style-name="T13"><text:s text:c="12"/></text:span></text:p>
          <text:p text:style-name="P6"><text:span text:style-name="T13"><text:s text:c="8"/></text:span><text:span text:style-name="T13">#</text:span></text:p>
          <text:p text:style-name="P6"><text:span text:style-name="T13"><text:s text:c="8"/></text:span><text:span text:style-name="T13"># Set up child objects...</text:span></text:p>
          <text:p text:style-name="P6"><text:span text:style-name="T13"><text:s text:c="8"/></text:span><text:span text:style-name="T13">#</text:span></text:p>
          <text:p text:style-name="P6"><text:span text:style-name="T13"><text:s text:c="8"/></text:span><text:span text:style-name="T13"># Standard.</text:span></text:p>
          <text:p text:style-name="P6"><text:span text:style-name="T13"><text:s text:c="8"/></text:span><text:span text:style-name="T13">GaiaTestCase.setUp(self)</text:span></text:p>
          <text:p text:style-name="P6"><text:span text:style-name="T13"><text:s text:c="8"/></text:span><text:span text:style-name="T13">self.UTILS <text:s text:c="5"/>= TestUtils(self)</text:span></text:p>
          <text:p text:style-name="P6"><text:span text:style-name="T13"><text:s text:c="8"/></text:span></text:p>
          <text:p text:style-name="P6"><text:span text:style-name="T13"><text:s text:c="8"/></text:span><text:span text:style-name="T13"># Specific for this test.</text:span></text:p>
          <text:p text:style-name="P6"><text:span text:style-name="T13"><text:s text:c="8"/></text:span><text:span text:style-name="T13">self.contacts <text:s text:c="2"/>= AppContacts(self)</text:span></text:p>
          <text:p text:style-name="P6"><text:span text:style-name="T13"><text:s text:c="8"/></text:span></text:p>
          <text:p text:style-name="P6"><text:span text:style-name="T13"><text:s text:c="8"/></text:span><text:span text:style-name="T13">#</text:span></text:p>
          <text:p text:style-name="P6"><text:span text:style-name="T13"><text:s text:c="8"/></text:span><text:span text:style-name="T13"># Set the timeout for element searches.</text:span></text:p>
          <text:p text:style-name="P6"><text:span text:style-name="T13"><text:s text:c="8"/></text:span><text:span text:style-name="T13">#</text:span></text:p>
          <text:p text:style-name="P6"><text:span text:style-name="T13"><text:s text:c="8"/></text:span><text:span text:style-name="T13">self.marionette.set_search_timeout(50)</text:span></text:p>
          <text:p text:style-name="P6"><text:span text:style-name="T13"><text:s text:c="8"/></text:span><text:span text:style-name="T13">self.lockscreen.unlock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1.606cm" svg:height="1.264cm" svg:x="1.27cm" svg:y="15.494cm">
          <text:p text:style-name="P6"><text:span text:style-name="T13"><text:s text:c="4"/></text:span><text:span text:style-name="T13">def tearDown(self):</text:span></text:p>
          <text:p text:style-name="P6"><text:span text:style-name="T13"><text:s text:c="8"/></text:span><text:span text:style-name="T13">self.UTILS.reportResults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1.606cm" svg:height="3.505cm" svg:x="1.27cm" svg:y="17.018cm">
          <text:p text:style-name="P6"><text:span text:style-name="T13"><text:s text:c="4"/></text:span><text:span text:style-name="T13">def test_run(self):</text:span></text:p>
          <text:p text:style-name="P6"><text:span text:style-name="T13"><text:s text:c="8"/></text:span><text:span text:style-name="T13">#</text:span></text:p>
          <text:p text:style-name="P6"><text:span text:style-name="T13"><text:s text:c="8"/></text:span><text:span text:style-name="T13"># Launch contacts app.</text:span></text:p>
          <text:p text:style-name="P6"><text:span text:style-name="T13"><text:s text:c="8"/></text:span><text:span text:style-name="T13">#</text:span></text:p>
          <text:p text:style-name="P6"><text:span text:style-name="T13"><text:s text:c="8"/></text:span><text:span text:style-name="T13">self.contacts.launch()</text:span></text:p>
          <text:p text:style-name="P6"><text:span text:style-name="T13"><text:s text:c="8"/></text:span></text:p>
          <text:p text:style-name="P6"><text:span text:style-name="T13"><text:s text:c="8"/></text:span><text:span text:style-name="T13">#</text:span></text:p>
          <text:p text:style-name="P6"><text:span text:style-name="T13"><text:s text:c="8"/></text:span><text:span text:style-name="T13"># Do the tests ...</text:span></text:p>
          <text:p text:style-name="P6"><text:span text:style-name="T13"><text:s text:c="8"/></text:span><text:span text:style-name="T13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12.413cm" svg:height="0.762cm" svg:x="0.465cm" svg:y="0.508cm">
          <text:p text:style-name="P1"><text:span text:style-name="T14">Code sect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4.175cm" svg:height="3.301cm" svg:x="13.208cm" svg:y="1.525cm">
          <text:p text:style-name="P6"><text:span text:style-name="T15">Standard external files required for all tests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14.175cm" svg:height="1.778cm" svg:x="13.208cm" svg:y="5.08cm">
          <text:p text:style-name="P6"><text:span text:style-name="T15">External files required for this specific test case (I've used </text:span><text:span text:style-name="T16">app_contacts</text:span><text:span text:style-name="T15"> here as an example, which contains the logic for 'doing things' in the Contacts application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14.175cm" svg:height="1.521cm" svg:x="13.208cm" svg:y="7.112cm">
          <text:p text:style-name="P6"><text:span text:style-name="T15">Leave this as it is here, just change the number and description to match your test case.(The “_Description” variable is vital because it's used by the controlling Unix shell script.)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4.175cm" svg:height="6.344cm" svg:x="13.208cm" svg:y="8.89cm">
          <text:p text:style-name="P6"><text:span text:style-name="T15">Linking the objects together, such as “tools.py” (which contains “TestUtils”) and initializing Gaiatest.</text:span></text:p>
          <text:p text:style-name="P6"><text:span text:style-name="T15"/></text:p>
          <text:p text:style-name="P6"><text:span text:style-name="T15">The only part you should need to change is the “Specific for this test.” section. This just gives you a simple object to use instead of having to type “AppContacts(self)” all the time. You need one of these for the class names in the files you included in section 2.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4.175cm" svg:height="1.264cm" svg:x="13.208cm" svg:y="15.494cm">
          <text:p text:style-name="P6"><text:span text:style-name="T15">Standard method that produces the overall test report – just leave this as it is here.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4.175cm" svg:height="3.505cm" svg:x="13.208cm" svg:y="17.018cm">
          <text:p text:style-name="P6"><text:span text:style-name="T15">This is where the magic happens! First you launch your application (usually), then start adding tests. Remember: functionality that accesses parts of the application should be in the apps/app_</text:span><text:span text:style-name="T16">whatever</text:span><text:span text:style-name="T17">.py script – code here should really just be focused on tests for this test cas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14.175cm" svg:height="0.762cm" svg:x="13.208cm" svg:y="0.508cm">
          <text:p text:style-name="P1"><text:span text:style-name="T14">Descrip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06cm" svg:height="3.301cm" svg:x="0.508cm" svg:y="1.525cm">
          <text:p text:style-name="P1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06cm" svg:height="1.778cm" svg:x="0.51cm" svg:y="5.08cm">
          <text:p text:style-name="P1"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06cm" svg:height="1.521cm" svg:x="0.508cm" svg:y="7.112cm">
          <text:p text:style-name="P1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06cm" svg:height="6.344cm" svg:x="0.508cm" svg:y="8.89cm">
          <text:p text:style-name="P1"><text:span text:style-name="T18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06cm" svg:height="1.264cm" svg:x="0.508cm" svg:y="15.494cm">
          <text:p text:style-name="P1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06cm" svg:height="3.505cm" svg:x="0.508cm" svg:y="17.018cm">
          <text:p text:style-name="P1"><text:span text:style-name="T18">6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6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xml:id="id33" draw:id="id33">
        <office:forms form:automatic-focus="false" form:apply-design-mode="false"/>
        <draw:custom-shape draw:style-name="gr8" draw:text-style-name="P1" draw:layer="layout" svg:width="26.924cm" svg:height="19.812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xml:id="id19" draw:id="id19" draw:layer="layout" svg:width="6.493cm" svg:height="4.715cm" svg:x="7.477cm" svg:y="1.635cm">
          <text:p text:style-name="P1"><text:span text:style-name="T5">./run_tests </text:span><text:span text:style-name="T6">[test numbers]</text:span></text:p>
          <text:p text:style-name="P1"><text:span text:style-name="T7"/></text:p>
          <text:p text:style-name="P6"><text:span text:style-name="T8">Controls the execution of the tests for either the number(s) specified, or 'all' if no tests are specified.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0" draw:id="id20" draw:layer="layout" svg:width="9.779cm" svg:height="3.937cm" svg:x="10.017cm" svg:y="7.223cm">
          <text:p text:style-name="P1"><text:span text:style-name="T5">Test_</text:span><text:span text:style-name="T6">[number]</text:span><text:span text:style-name="T5">.py</text:span></text:p>
          <text:p text:style-name="P1"><text:span text:style-name="T9"/></text:p>
          <text:p text:style-name="P6"><text:span text:style-name="T8">The Python code which performs the test actions.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1" draw:id="id21" draw:layer="layout" svg:width="10.811cm" svg:height="3.683cm" svg:x="10.017cm" svg:y="12.049cm">
          <text:p text:style-name="P1"><text:span text:style-name="T5">app_</text:span><text:span text:style-name="T6">[something]</text:span><text:span text:style-name="T10">.py</text:span></text:p>
          <text:p text:style-name="P1"><text:span text:style-name="T7"/></text:p>
          <text:p text:style-name="P6"><text:span text:style-name="T8">Handy functions for each particular app. These can be used by many different tests and make the “tests/*.py” scripts a lot simpler and quicker to write.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2" draw:id="id22" draw:layer="layout" svg:width="10.811cm" svg:height="2.889cm" svg:x="10.017cm" svg:y="16.78cm">
          <text:p text:style-name="P1"><text:span text:style-name="T5">tools.py</text:span></text:p>
          <text:p text:style-name="P1"><text:span text:style-name="T11"/></text:p>
          <text:p text:style-name="P6"><text:span text:style-name="T8">'General' functions to help with tests.</text:span></text:p>
          <draw:enhanced-geometry svg:viewBox="0 0 21600 21600" draw:type="rectangle" draw:enhanced-path="M 0 0 L 21600 0 21600 21600 0 21600 0 0 Z N"/>
        </draw:custom-shape>
        <draw:frame draw:style-name="gr10" draw:text-style-name="P8" xml:id="id15" draw:id="id15" draw:layer="layout" svg:width="2.845cm" svg:height="0.962cm" svg:x="7.172cm" svg:y="7.023cm">
          <draw:text-box>
            <text:p><text:span text:style-name="T12">tests/</text:span></text:p>
          </draw:text-box>
        </draw:frame>
        <draw:frame draw:style-name="gr11" draw:text-style-name="P8" xml:id="id16" draw:id="id16" draw:layer="layout" svg:width="2.972cm" svg:height="0.962cm" svg:x="7.299cm" svg:y="11.722cm">
          <draw:text-box>
            <text:p><text:span text:style-name="T12">apps/</text:span></text:p>
          </draw:text-box>
        </draw:frame>
        <draw:frame draw:style-name="gr12" draw:text-style-name="P8" xml:id="id18" draw:id="id18" draw:layer="layout" svg:width="3.046cm" svg:height="0.962cm" svg:x="7.479cm" svg:y="16.494cm">
          <draw:text-box>
            <text:p><text:span text:style-name="T12">tools/</text:span></text:p>
          </draw:text-box>
        </draw:frame>
        <draw:frame draw:style-name="gr13" draw:text-style-name="P9" xml:id="id14" draw:id="id14" draw:layer="layout" svg:width="5.789cm" svg:height="0.962cm" svg:x="1.635cm" svg:y="1.381cm">
          <draw:text-box>
            <text:p><text:span text:style-name="T12">owd_smoketests/</text:span></text:p>
          </draw:text-box>
        </draw:frame>
        <draw:connector draw:style-name="gr14" draw:text-style-name="P1" draw:layer="layout" svg:x1="4.529cm" svg:y1="2.343cm" svg:x2="7.172cm" svg:y2="7.504cm" draw:start-shape="id14" draw:start-glue-point="2" draw:end-shape="id15" draw:end-glue-point="3" svg:d="m4529 2343v5161h2643" svg:viewBox="0 0 2644 5162">
          <text:p/>
        </draw:connector>
        <draw:connector draw:style-name="gr14" draw:text-style-name="P1" xml:id="id17" draw:id="id17" draw:layer="layout" draw:line-skew="-1.11cm" svg:x1="4.479cm" svg:y1="2.293cm" svg:x2="7.299cm" svg:y2="12.203cm" draw:end-shape="id16" draw:end-glue-point="3" svg:d="m4479 2293h50v9910h2770" svg:viewBox="0 0 2821 9911">
          <text:p/>
        </draw:connector>
        <draw:connector draw:style-name="gr14" draw:text-style-name="P1" draw:layer="layout" draw:line-skew="0.551cm" svg:x1="4.479cm" svg:y1="2.293cm" svg:x2="7.479cm" svg:y2="16.975cm" draw:start-shape="id17" draw:start-glue-point="2" draw:end-shape="id18" draw:end-glue-point="3" svg:d="m4479 2293v0 14682h3000" svg:viewBox="0 0 3001 14683">
          <text:p/>
        </draw:connector>
        <draw:connector draw:style-name="gr15" draw:text-style-name="P1" draw:layer="layout" draw:type="curve" svg:x1="13.97cm" svg:y1="3.992cm" svg:x2="14.906cm" svg:y2="7.223cm" draw:start-shape="id19" draw:start-glue-point="1" draw:end-shape="id20" draw:end-glue-point="0" svg:d="m13970 3992c624 0 936 1077 936 3231" svg:viewBox="0 0 937 3232">
          <text:p/>
        </draw:connector>
        <draw:connector draw:style-name="gr15" draw:text-style-name="P1" draw:layer="layout" draw:type="curve" svg:x1="19.796cm" svg:y1="9.191cm" svg:x2="20.828cm" svg:y2="13.89cm" draw:start-shape="id20" draw:start-glue-point="1" draw:end-shape="id21" svg:d="m19796 9191c2298 0 1782 4699 1032 4699" svg:viewBox="0 0 1668 4700">
          <text:p/>
        </draw:connector>
        <draw:connector draw:style-name="gr15" draw:text-style-name="P1" draw:layer="layout" draw:type="curve" draw:line-skew="2.04cm" svg:x1="19.796cm" svg:y1="9.191cm" svg:x2="20.828cm" svg:y2="18.224cm" draw:start-shape="id20" draw:start-glue-point="1" draw:end-shape="id22" draw:end-glue-point="1" svg:d="m19796 9191c5358 0 4842 9033 1032 9033" svg:viewBox="0 0 3958 9034">
          <text:p/>
        </draw:connector>
        <draw:connector draw:style-name="gr15" draw:text-style-name="P1" draw:layer="layout" draw:type="line" svg:x1="15.422cm" svg:y1="15.732cm" svg:x2="15.422cm" svg:y2="16.78cm" draw:start-shape="id21" draw:start-glue-point="2" draw:end-shape="id22" draw:end-glue-point="0" svg:d="m15422 15732v1048" svg:viewBox="0 0 1 1049">
          <text:p/>
        </draw:connector>
        <anim:par presentation:node-type="timing-root">
          <anim:par smil:begin="id3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6" draw:layer="layout" svg:width="13.557cm" svg:height="10.476cm" svg:x="4.016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xml:id="id34" draw:id="id34">
        <office:forms form:automatic-focus="false" form:apply-design-mode="false"/>
        <draw:custom-shape draw:style-name="gr8" draw:text-style-name="P1" draw:layer="layout" svg:width="26.924cm" svg:height="19.812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0.811cm" svg:height="3.683cm" svg:x="10.017cm" svg:y="12.049cm">
          <text:p text:style-name="P1"><text:span text:style-name="T5">app_</text:span><text:span text:style-name="T6">[something]</text:span><text:span text:style-name="T10">.py</text:span></text:p>
          <text:p text:style-name="P1"><text:span text:style-name="T7"/></text:p>
          <text:p text:style-name="P6"><text:span text:style-name="T8">Handy functions for each particular app. These can be used by many different tests and make the “tests/*.py” scripts a lot simpler and quicker to write.</text:span></text:p>
          <draw:enhanced-geometry svg:viewBox="0 0 21600 21600" draw:type="rectangle" draw:enhanced-path="M 0 0 L 21600 0 21600 21600 0 21600 0 0 Z N"/>
        </draw:custom-shape>
        <draw:frame draw:style-name="gr11" draw:text-style-name="P8" xml:id="id23" draw:id="id23" draw:layer="layout" svg:width="2.972cm" svg:height="0.962cm" svg:x="7.299cm" svg:y="11.722cm">
          <draw:text-box>
            <text:p><text:span text:style-name="T12">apps/</text:span></text:p>
          </draw:text-box>
        </draw:frame>
        <draw:frame draw:style-name="gr13" draw:text-style-name="P9" draw:layer="layout" svg:width="5.789cm" svg:height="0.962cm" svg:x="1.635cm" svg:y="1.381cm">
          <draw:text-box>
            <text:p><text:span text:style-name="T12">owd_smoketests/</text:span></text:p>
          </draw:text-box>
        </draw:frame>
        <draw:connector draw:style-name="gr14" draw:text-style-name="P1" draw:layer="layout" draw:line-skew="-1.11cm" svg:x1="4.479cm" svg:y1="2.293cm" svg:x2="7.299cm" svg:y2="12.203cm" draw:end-shape="id23" draw:end-glue-point="3" svg:d="m4479 2293h50v9910h2770" svg:viewBox="0 0 2821 9911">
          <text:p/>
        </draw:connector>
        <anim:par presentation:node-type="timing-root">
          <anim:par smil:begin="id3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6" draw:layer="layout" svg:width="13.557cm" svg:height="10.476cm" svg:x="4.016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xml:id="id35" draw:id="id35">
        <office:forms form:automatic-focus="false" form:apply-design-mode="false"/>
        <draw:custom-shape draw:style-name="gr17" draw:text-style-name="P11" draw:layer="layout" svg:width="13.762cm" svg:height="2.539cm" svg:x="1.42cm" svg:y="1.525cm">
          <text:p text:style-name="P6"><text:span text:style-name="T13">import DOM, time</text:span></text:p>
          <text:p text:style-name="P6"><text:span text:style-name="T13">from gaiatest <text:s text:c="2"/>import GaiaTestCase</text:span></text:p>
          <text:p text:style-name="P6"><text:span text:style-name="T13">from tools <text:s text:c="5"/>import TestUtils</text:span></text:p>
          <text:p text:style-name="P6"><text:span text:style-name="T13">from marionette import Marion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3.763cm" svg:height="5.842cm" svg:x="1.466cm" svg:y="5.842cm">
          <text:p text:style-name="P6"><text:span text:style-name="T13"><text:s text:c="4"/></text:span><text:span text:style-name="T13">#</text:span></text:p>
          <text:p text:style-name="P6"><text:span text:style-name="T13"><text:s text:c="4"/></text:span><text:span text:style-name="T13"># When you create your instance of this class, include the</text:span></text:p>
          <text:p text:style-name="P6"><text:span text:style-name="T13"><text:s text:c="4"/></text:span><text:span text:style-name="T13"># "self" object so we can access the calling class' objects.</text:span></text:p>
          <text:p text:style-name="P6"><text:span text:style-name="T13"><text:s text:c="4"/></text:span><text:span text:style-name="T13">#</text:span></text:p>
          <text:p text:style-name="P6"><text:span text:style-name="T13"><text:s text:c="4"/></text:span><text:span text:style-name="T13">def __init__(self, p_parent):</text:span></text:p>
          <text:p text:style-name="P6"><text:span text:style-name="T19"><text:s text:c="8"/></text:span><text:span text:style-name="T19">self.parent <text:s text:c="4"/>= p_parent</text:span></text:p>
          <text:p text:style-name="P6"><text:span text:style-name="T19"><text:s text:c="8"/></text:span><text:span text:style-name="T19">self.apps <text:s text:c="6"/>= p_parent.apps</text:span></text:p>
          <text:p text:style-name="P6"><text:span text:style-name="T13"><text:s text:c="8"/></text:span><text:span text:style-name="T13">self.data_layer = p_parent.data_layer</text:span></text:p>
          <text:p text:style-name="P6"><text:span text:style-name="T13"/></text:p>
          <text:p text:style-name="P6"><text:span text:style-name="T13"><text:s text:c="8"/></text:span><text:span text:style-name="T13"># Just so I get 'autocomplete' in my IDE!</text:span></text:p>
          <text:p text:style-name="P6"><text:span text:style-name="T13"><text:s text:c="8"/></text:span><text:span text:style-name="T13">self.marionette = Marionette()</text:span></text:p>
          <text:p text:style-name="P6"><text:span text:style-name="T13"><text:s text:c="8"/></text:span><text:span text:style-name="T13">self.UTILS <text:s text:c="5"/>= TestUtils(self) <text:s text:c="7"/></text:span></text:p>
          <text:p text:style-name="P6"><text:span text:style-name="T13"><text:s text:c="8"/></text:span><text:span text:style-name="T13">if True:</text:span></text:p>
          <text:p text:style-name="P6"><text:span text:style-name="T13"><text:s text:c="12"/></text:span><text:span text:style-name="T13">self.marionette = p_parent.marionette</text:span></text:p>
          <text:p text:style-name="P6"><text:span text:style-name="T13"><text:s text:c="12"/></text:span><text:span text:style-name="T13">self.UTILS <text:s text:c="5"/>= p_parent.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3.762cm" svg:height="2.286cm" svg:x="1.429cm" svg:y="11.938cm">
          <text:p text:style-name="P6"><text:span text:style-name="T13"><text:s text:c="4"/></text:span><text:span text:style-name="T13">def launch(self):</text:span></text:p>
          <text:p text:style-name="P6"><text:span text:style-name="T13"><text:s text:c="8"/></text:span><text:span text:style-name="T13">self.apps.kill_all()</text:span></text:p>
          <text:p text:style-name="P6"><text:span text:style-name="T13"><text:s text:c="8"/></text:span><text:span text:style-name="T13">self.app = self.apps.launch('Browser')</text:span></text:p>
          <text:p text:style-name="P6"><text:span text:style-name="T13"><text:s text:c="8"/></text:span><text:span text:style-name="T13">self.wait_for_element_not_displayed(*DOM.GLOBAL.loading_overl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3.762cm" svg:height="1.264cm" svg:x="1.429cm" svg:y="14.484cm">
          <text:p text:style-name="P6"><text:span text:style-name="T13"><text:s text:c="4"/></text:span><text:span text:style-name="T13">def doStuff(self):</text:span></text:p>
          <text:p text:style-name="P6"><text:span text:style-name="T13"><text:s text:c="8"/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14.719cm" svg:height="0.762cm" svg:x="0.465cm" svg:y="0.508cm">
          <text:p text:style-name="P1"><text:span text:style-name="T14">Code sect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1.644cm" svg:height="2.539cm" svg:x="15.748cm" svg:y="1.525cm">
          <text:p text:style-name="P6"><text:span text:style-name="T15">Standard external files required for these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11.644cm" svg:height="5.842cm" svg:x="15.746cm" svg:y="5.842cm">
          <text:p text:style-name="P6"><text:span text:style-name="T20">The “__init__” section is automatically executed b ypython when you include this file in your “test_x.py” scripts.</text:span></text:p>
          <text:p text:style-name="P6"><text:span text:style-name="T20">You should just leave like this. It sets up gaiatest, marionette and TestUtils using the </text:span><text:span text:style-name="T21">parent</text:span><text:span text:style-name="T22"> 'self' (important for reporting etc...).</text:span><text:span text:style-name="T22"><text:line-break/></text:span><text:span text:style-name="T22">Also, the 'autocomplete' part here just help Eclipse to understand how to provide help while you write code – when this is run, these definitions are automaticall overwritten with the correct (parent) one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11.644cm" svg:height="2.286cm" svg:x="15.739cm" svg:y="11.938cm">
          <text:p text:style-name="P6"><text:span text:style-name="T15">Launch the application (I'm considering removing the 'kill_all' call here – this should perhaps be controlled elsewhere).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1.644cm" svg:height="1.264cm" svg:x="15.739cm" svg:y="14.484cm">
          <text:p text:style-name="P6"><text:span text:style-name="T15">Finally, methods which 'do stuff' in this application.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1.644cm" svg:height="0.762cm" svg:x="15.748cm" svg:y="0.508cm">
          <text:p text:style-name="P1"><text:span text:style-name="T14">Descrip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06cm" svg:height="2.539cm" svg:x="0.508cm" svg:y="1.525cm">
          <text:p text:style-name="P1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06cm" svg:height="5.842cm" svg:x="0.508cm" svg:y="5.842cm">
          <text:p text:style-name="P1"><text:span text:style-name="T1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506cm" svg:height="2.286cm" svg:x="0.508cm" svg:y="11.938cm">
          <text:p text:style-name="P1"><text:span text:style-name="T18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06cm" svg:height="1.264cm" svg:x="0.508cm" svg:y="14.484cm">
          <text:p text:style-name="P1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3.762cm" svg:height="1.264cm" svg:x="1.438cm" svg:y="4.324cm">
          <text:p text:style-name="P6"><text:span text:style-name="T13">class AppBrowser(GaiaTestCase)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11.644cm" svg:height="1.264cm" svg:x="15.748cm" svg:y="4.324cm">
          <text:p text:style-name="P6"><text:span text:style-name="T15">The class definition (which you reference in section </text:span><text:span text:style-name="T23">4</text:span><text:span text:style-name="T20"> of the test_x.py scripts).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06cm" svg:height="1.264cm" svg:x="0.517cm" svg:y="4.324cm">
          <text:p text:style-name="P1"><text:span text:style-name="T18">2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6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0T16:05:02</meta:creation-date>
    <dc:date>2013-03-22T12:41:43</dc:date>
    <meta:editing-duration>PT4H27M</meta:editing-duration>
    <meta:editing-cycles>44</meta:editing-cycles>
    <meta:generator>LibreOffice/3.5$Linux_X86_64 LibreOffice_project/350m1$Build-2</meta:generator>
    <meta:document-statistic meta:object-count="121"/>
  </office:meta>
</office:document-meta>
</file>